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13.507cm" fo:min-width="7.482cm" fo:padding-top="0.118cm" fo:padding-bottom="0.118cm" fo:padding-left="0.243cm" fo:padding-right="0.24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7.537cm" fo:min-width="5.699cm" fo:padding-top="0.118cm" fo:padding-bottom="0.118cm" fo:padding-left="0.243cm" fo:padding-right="0.24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4.62cm" fo:min-width="7.82cm" fo:padding-top="0.118cm" fo:padding-bottom="0.118cm" fo:padding-left="0.243cm" fo:padding-right="0.24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svg:stroke-linecap="butt" loext:fill-use-slide-background="false" draw:textarea-vertical-align="top" draw:auto-grow-height="false" fo:min-height="7.364cm" fo:min-width="7.524cm" fo:padding-top="0.117cm" fo:padding-bottom="0.117cm" fo:padding-left="0.242cm" fo:padding-right="0.24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95cm" loext:decorative="fals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style:font-name="Liberation Sans2" fo:font-size="13pt" style:font-size-asian="13pt" style:font-size-complex="13pt"/>
    </style:style>
    <style:style style:name="P2" style:family="paragraph">
      <style:paragraph-properties fo:text-align="center" style:writing-mode="lr-tb"/>
      <style:text-properties style:font-name="Liberation Sans2"/>
    </style:style>
    <style:style style:name="P3" style:family="paragraph">
      <style:paragraph-properties fo:text-align="center" style:writing-mode="lr-tb"/>
      <style:text-properties style:font-name="Liberation Sans2" fo:font-size="13pt" fo:font-weight="normal" style:font-size-asian="13pt" style:font-size-complex="13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2" fo:font-size="13pt" fo:font-weight="normal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style:font-name="Liberation Sans2"/>
    </style:style>
    <style:style style:name="P7" style:family="paragraph">
      <loext:graphic-properties draw:fill="none" draw:fill-color="#ffffff"/>
      <style:paragraph-properties fo:text-align="center"/>
      <style:text-properties style:font-name="Liberation Sans2" fo:font-style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Sans2" fo:font-size="13pt" style:font-size-asian="13pt" style:font-size-complex="13pt"/>
    </style:style>
    <style:style style:name="T2" style:family="text">
      <style:text-properties style:font-name="Liberation Sans2"/>
    </style:style>
    <style:style style:name="T3" style:family="text">
      <style:text-properties style:font-name="Liberation Sans2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3cm" svg:height="14.605cm" svg:x="4.917cm" svg:y="3.222cm">
          <text:p text:style-name="P1"><text:span text:style-name="T1">Node Operator’s</text:span></text:p>
          <text:p text:style-name="P1"><text:span text:style-name="T1">Linux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8.573cm" svg:x="5.84cm" svg:y="8.337cm">
          <text:p text:style-name="P2"><text:span text:style-name="T2">Doc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452cm" svg:height="2.023cm" svg:x="6.606cm" svg:y="10.142cm">
          <text:p text:style-name="P3"><text:span text:style-name="T1">Gora Node 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452cm" svg:height="2.023cm" svg:x="6.606cm" svg:y="5.562cm">
          <text:p text:style-name="P3"><text:span text:style-name="T1">Gora CLI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.452cm" svg:height="2.023cm" svg:x="6.606cm" svg:y="13.742cm">
          <text:p text:style-name="P4"><text:span text:style-name="T1">Blockchain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8.83cm" svg:height="5.38cm" svg:x="14.48cm" svg:y="3.222cm">
          <text:p text:style-name="P5">Node Operator’s</text:p>
          <text:p text:style-name="P5">Linux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452cm" svg:height="2.023cm" svg:x="16.169cm" svg:y="5.562cm">
          <text:p text:style-name="P5">Gora CLI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83cm" svg:height="8.42cm" svg:x="14.48cm" svg:y="9.407cm">
          <text:p text:style-name="P1"><text:span text:style-name="T1">Amazon</text:span></text:p>
          <text:p text:style-name="P1"><text:span text:style-name="T1">Web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452cm" svg:height="2.023cm" svg:x="16.138cm" svg:y="11.604cm">
          <text:p text:style-name="P3"><text:span text:style-name="T1">Gora Node 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762cm" svg:height="1.145cm" svg:x="6.94cm" svg:y="2.2cm">
          <draw:text-box>
            <text:p text:style-name="P6"><text:span text:style-name="T3">Option #1</text:span></text:p>
          </draw:text-box>
        </draw:frame>
        <draw:frame draw:style-name="gr6" draw:text-style-name="P7" draw:layer="layout" svg:width="4.762cm" svg:height="1.145cm" svg:x="16.514cm" svg:y="2.201cm">
          <draw:text-box>
            <text:p text:style-name="P6"><text:span text:style-name="T3">Option #2</text:span></text:p>
          </draw:text-box>
        </draw:frame>
        <draw:custom-shape draw:style-name="gr3" draw:text-style-name="P1" xml:id="id6" draw:id="id6" draw:layer="layout" svg:width="5.452cm" svg:height="2.023cm" svg:x="16.138cm" svg:y="15.242cm">
          <text:p text:style-name="P3"><text:span text:style-name="T1">Blockchain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line-skew="-0.636cm" svg:x1="6.606cm" svg:y1="6.573cm" svg:x2="6.606cm" svg:y2="11.153cm" draw:start-shape="id1" draw:start-glue-point="3" draw:end-shape="id2" draw:end-glue-point="3" svg:d="M6606 6573h-1151v4580h1151" svg:viewBox="0 0 1152 4581">
          <text:p/>
        </draw:connector>
        <draw:connector draw:style-name="gr8" draw:text-style-name="P8" draw:layer="layout" draw:type="line" svg:x1="9.332cm" svg:y1="12.165cm" svg:x2="9.332cm" svg:y2="13.742cm" draw:start-shape="id2" draw:start-glue-point="2" draw:end-shape="id3" draw:end-glue-point="0" svg:d="M9332 12165v1577" svg:viewBox="0 0 1 1578">
          <text:p/>
        </draw:connector>
        <draw:connector draw:style-name="gr9" draw:text-style-name="P8" draw:layer="layout" draw:line-skew="-0.326cm" svg:x1="16.169cm" svg:y1="6.573cm" svg:x2="16.138cm" svg:y2="12.615cm" draw:start-shape="id4" draw:start-glue-point="3" draw:end-shape="id5" draw:end-glue-point="3" svg:d="M16169 6573h-872v6042h841" svg:viewBox="0 0 873 6043">
          <text:p/>
        </draw:connector>
        <draw:connector draw:style-name="gr10" draw:text-style-name="P8" draw:layer="layout" draw:type="line" svg:x1="18.864cm" svg:y1="13.627cm" svg:x2="18.864cm" svg:y2="15.242cm" draw:start-shape="id5" draw:start-glue-point="2" draw:end-shape="id6" svg:d="M18864 13627v1615" svg:viewBox="0 0 1 161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d5ebe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3-03T12:40:41.204800154</dc:date>
    <meta:editing-duration>P1DT33M28S</meta:editing-duration>
    <meta:editing-cycles>23</meta:editing-cycles>
    <meta:generator>LibreOffice/7.6.4.1$Linux_X86_64 LibreOffice_project/60$Build-1</meta:generator>
    <meta:document-statistic meta:object-count="16"/>
  </office:meta>
</office:document-meta>
</file>